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9.656cm" fo:min-width="19.09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4.58cm"/>
    </style:style>
    <style:style style:name="gr4" style:family="graphic" style:parent-style-name="objectwithoutfill">
      <style:graphic-properties svg:stroke-color="#000000" draw:fill="none" draw:fill-color="#eeeeee" draw:textarea-vertical-align="middle"/>
    </style:style>
    <style:style style:name="gr5" style:family="graphic" style:parent-style-name="standard">
      <style:graphic-properties svg:stroke-color="#000000" draw:fill-color="#fff200" draw:textarea-horizontal-align="justify" draw:textarea-vertical-align="middle" draw:auto-grow-height="false" fo:min-height="5.465cm" fo:min-width="6.104cm"/>
    </style:style>
    <style:style style:name="gr6" style:family="graphic" style:parent-style-name="standard">
      <style:graphic-properties svg:stroke-color="#000000" draw:fill-color="#adc5e7" draw:textarea-horizontal-align="justify" draw:textarea-vertical-align="middle" draw:auto-grow-height="false" fo:min-height="0.639cm" fo:min-width="19.0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945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4.068cm" fo:min-width="11.438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1.43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501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5.719cm" fo:min-width="11.43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925cm" fo:min-width="6.739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084cm" fo:min-width="0cm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 fo:min-height="0.512cm" fo:min-width="1.65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-color="#fff200"/>
      <style:paragraph-properties fo:text-align="center"/>
      <style:text-properties fo:font-size="13pt" style:font-size-asian="18pt" style:font-size-complex="18pt"/>
    </style:style>
    <style:style style:name="P6" style:family="paragraph">
      <loext:graphic-properties draw:fill-color="#adc5e7"/>
      <style:paragraph-properties fo:text-align="center"/>
      <style:text-properties fo:font-size="13pt" style:font-size-asian="18pt" style:font-size-complex="18pt"/>
    </style:style>
    <style:style style:name="P7" style:family="paragraph">
      <loext:graphic-properties draw:fill="none" draw:fill-color="#eeeeee"/>
      <style:paragraph-properties fo:text-align="center"/>
      <style:text-properties fo:font-size="13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90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23cm" svg:height="0.725cm" svg:x="1.635cm" svg:y="3.159cm">
          <draw:text-box>
            <text:p><text:span text:style-name="T1">E</text:span><text:span text:style-name="T1">nt</text:span><text:span text:style-name="T1">er </text:span><text:span text:style-name="T1">y</text:span><text:span text:style-name="T1">o</text:span><text:span text:style-name="T1">ur </text:span><text:span text:style-name="T1">te</text:span><text:span text:style-name="T1">xt </text:span><text:span text:style-name="T1">h</text:span><text:span text:style-name="T1">er</text:span><text:span text:style-name="T1">e:</text:span></text:p>
          </draw:text-box>
        </draw:frame>
        <draw:custom-shape draw:style-name="gr3" draw:text-style-name="P3" draw:layer="layout" svg:width="5.08cm" svg:height="2.032cm" svg:x="6.588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23cm" svg:height="0.725cm" svg:x="1.635cm" svg:y="6.588cm">
          <draw:text-box>
            <text:p><text:span text:style-name="T1">Bi</text:span><text:span text:style-name="T1">gr</text:span><text:span text:style-name="T1">a</text:span><text:span text:style-name="T1">m </text:span><text:span text:style-name="T1">di</text:span><text:span text:style-name="T1">s</text:span><text:span text:style-name="T1">c</text:span><text:span text:style-name="T1">o</text:span><text:span text:style-name="T1">u</text:span><text:span text:style-name="T1">nt </text:span><text:span text:style-name="T1">in </text:span><text:span text:style-name="T1">%</text:span><text:span text:style-name="T1">:</text:span></text:p>
          </draw:text-box>
        </draw:frame>
        <draw:line draw:style-name="gr4" draw:text-style-name="P4" draw:layer="layout" svg:x1="6.57cm" svg:y1="6.929cm" svg:x2="11.795cm" svg:y2="6.969cm">
          <text:p/>
        </draw:line>
        <draw:line draw:style-name="gr4" draw:text-style-name="P4" draw:layer="layout" svg:x1="6.588cm" svg:y1="8.62cm" svg:x2="11.813cm" svg:y2="8.66cm">
          <text:p/>
        </draw:line>
        <draw:frame draw:style-name="gr2" draw:text-style-name="P2" draw:layer="layout" svg:width="6.223cm" svg:height="0.725cm" svg:x="1.675cm" svg:y="8.193cm">
          <draw:text-box>
            <text:p><text:span text:style-name="T1">Tr</text:span><text:span text:style-name="T1">ig</text:span><text:span text:style-name="T1">ra</text:span><text:span text:style-name="T1">m </text:span><text:span text:style-name="T1">di</text:span><text:span text:style-name="T1">s</text:span><text:span text:style-name="T1">c</text:span><text:span text:style-name="T1">o</text:span><text:span text:style-name="T1">u</text:span><text:span text:style-name="T1">nt </text:span><text:span text:style-name="T1">in </text:span><text:span text:style-name="T1">%</text:span><text:span text:style-name="T1">:</text:span></text:p>
          </draw:text-box>
        </draw:frame>
        <draw:custom-shape draw:style-name="gr5" draw:text-style-name="P5" draw:layer="layout" svg:width="6.604cm" svg:height="5.715cm" svg:x="13.446cm" svg:y="3.2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9cm" svg:height="0.889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3.159cm" svg:y1="1.889cm" svg:x2="3.159cm" svg:y2="1cm">
          <text:p/>
        </draw:line>
        <draw:frame draw:style-name="gr7" draw:text-style-name="P8" draw:layer="layout" svg:width="2.794cm" svg:height="0.962cm" svg:x="3.413cm" svg:y="0.927cm">
          <draw:text-box>
            <text:p>Import</text:p>
          </draw:text-box>
        </draw:frame>
        <draw:frame draw:style-name="gr7" draw:text-style-name="P8" draw:layer="layout" svg:width="2.032cm" svg:height="0.962cm" svg:x="1.127cm" svg:y="0.927cm">
          <draw:text-box>
            <text:p>Save </text:p>
          </draw:text-box>
        </draw:frame>
        <draw:line draw:style-name="gr4" draw:text-style-name="P7" draw:layer="layout" svg:x1="6.334cm" svg:y1="1.889cm" svg:x2="6.334cm" svg:y2="1cm">
          <text:p/>
        </draw:line>
        <draw:frame draw:style-name="gr7" draw:text-style-name="P8" draw:layer="layout" svg:width="3.175cm" svg:height="0.962cm" svg:x="6.461cm" svg:y="0.927cm">
          <draw:text-box>
            <text:p>Format</text:p>
          </draw:text-box>
        </draw:frame>
        <draw:line draw:style-name="gr4" draw:text-style-name="P7" draw:layer="layout" svg:x1="9.255cm" svg:y1="1.889cm" svg:x2="9.255cm" svg:y2="1cm">
          <text:p/>
        </draw:line>
        <draw:custom-shape draw:style-name="gr1" draw:text-style-name="P1" draw:layer="layout" svg:width="19.59cm" svg:height="9.906cm" svg:x="1.095cm" svg:y="14.0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23cm" svg:height="0.725cm" svg:x="1.73cm" svg:y="16.24cm">
          <draw:text-box>
            <text:p><text:span text:style-name="T1">E</text:span><text:span text:style-name="T1">nt</text:span><text:span text:style-name="T1">er </text:span><text:span text:style-name="T1">y</text:span><text:span text:style-name="T1">o</text:span><text:span text:style-name="T1">ur </text:span><text:span text:style-name="T1">te</text:span><text:span text:style-name="T1">xt </text:span><text:span text:style-name="T1">h</text:span><text:span text:style-name="T1">er</text:span><text:span text:style-name="T1">e:</text:span></text:p>
          </draw:text-box>
        </draw:frame>
        <draw:custom-shape draw:style-name="gr3" draw:text-style-name="P3" draw:layer="layout" svg:width="5.08cm" svg:height="2.032cm" svg:x="6.683cm" svg:y="16.3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23cm" svg:height="0.725cm" svg:x="1.73cm" svg:y="19.669cm">
          <draw:text-box>
            <text:p><text:span text:style-name="T1">Bi</text:span><text:span text:style-name="T1">gr</text:span><text:span text:style-name="T1">a</text:span><text:span text:style-name="T1">m </text:span><text:span text:style-name="T1">di</text:span><text:span text:style-name="T1">s</text:span><text:span text:style-name="T1">c</text:span><text:span text:style-name="T1">o</text:span><text:span text:style-name="T1">u</text:span><text:span text:style-name="T1">nt </text:span><text:span text:style-name="T1">in </text:span><text:span text:style-name="T1">%</text:span><text:span text:style-name="T1">:</text:span></text:p>
          </draw:text-box>
        </draw:frame>
        <draw:line draw:style-name="gr4" draw:text-style-name="P4" draw:layer="layout" svg:x1="6.665cm" svg:y1="20.01cm" svg:x2="11.89cm" svg:y2="20.05cm">
          <text:p/>
        </draw:line>
        <draw:line draw:style-name="gr4" draw:text-style-name="P4" draw:layer="layout" svg:x1="6.683cm" svg:y1="21.701cm" svg:x2="11.908cm" svg:y2="21.741cm">
          <text:p/>
        </draw:line>
        <draw:frame draw:style-name="gr2" draw:text-style-name="P2" draw:layer="layout" svg:width="6.223cm" svg:height="0.725cm" svg:x="1.77cm" svg:y="21.274cm">
          <draw:text-box>
            <text:p><text:span text:style-name="T1">Tr</text:span><text:span text:style-name="T1">ig</text:span><text:span text:style-name="T1">ra</text:span><text:span text:style-name="T1">m </text:span><text:span text:style-name="T1">di</text:span><text:span text:style-name="T1">s</text:span><text:span text:style-name="T1">c</text:span><text:span text:style-name="T1">o</text:span><text:span text:style-name="T1">u</text:span><text:span text:style-name="T1">nt </text:span><text:span text:style-name="T1">in </text:span><text:span text:style-name="T1">%</text:span><text:span text:style-name="T1">:</text:span></text:p>
          </draw:text-box>
        </draw:frame>
        <draw:custom-shape draw:style-name="gr5" draw:text-style-name="P5" draw:layer="layout" svg:width="6.604cm" svg:height="5.715cm" svg:x="13.541cm" svg:y="16.2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9cm" svg:height="0.889cm" svg:x="1.095cm" svg:y="14.081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3.254cm" svg:y1="14.97cm" svg:x2="3.254cm" svg:y2="14.081cm">
          <text:p/>
        </draw:line>
        <draw:custom-shape draw:style-name="gr8" draw:text-style-name="P9" draw:layer="layout" svg:width="3.175cm" svg:height="0.889cm" svg:x="3.254cm" svg:y="14.08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962cm" svg:x="3.508cm" svg:y="14.008cm">
          <draw:text-box>
            <text:p>Import</text:p>
          </draw:text-box>
        </draw:frame>
        <draw:frame draw:style-name="gr7" draw:text-style-name="P8" draw:layer="layout" svg:width="2.032cm" svg:height="0.962cm" svg:x="1.222cm" svg:y="14.008cm">
          <draw:text-box>
            <text:p>Save </text:p>
          </draw:text-box>
        </draw:frame>
        <draw:line draw:style-name="gr4" draw:text-style-name="P7" draw:layer="layout" svg:x1="6.429cm" svg:y1="14.97cm" svg:x2="6.429cm" svg:y2="14.081cm">
          <text:p/>
        </draw:line>
        <draw:frame draw:style-name="gr7" draw:text-style-name="P8" draw:layer="layout" svg:width="3.175cm" svg:height="0.962cm" svg:x="6.556cm" svg:y="14.008cm">
          <draw:text-box>
            <text:p>Format</text:p>
          </draw:text-box>
        </draw:frame>
        <draw:line draw:style-name="gr4" draw:text-style-name="P7" draw:layer="layout" svg:x1="9.35cm" svg:y1="14.97cm" svg:x2="9.35cm" svg:y2="14.081cm">
          <text:p/>
        </draw:line>
        <draw:custom-shape draw:style-name="gr9" draw:text-style-name="P9" draw:layer="layout" svg:width="4.445cm" svg:height="1.524cm" svg:x="3.286cm" svg:y="14.97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175cm" svg:height="0.762cm" svg:x="3.286cm" svg:y="15.732cm">
          <draw:text-box>
            <text:p>From .dict file</text:p>
          </draw:text-box>
        </draw:frame>
        <draw:frame draw:style-name="gr11" draw:text-style-name="P10" draw:layer="layout" svg:width="4.558cm" svg:height="0.725cm" svg:x="3.286cm" svg:y="15.134cm">
          <draw:text-box>
            <text:p>From folder with texts</text:p>
          </draw:text-box>
        </draw:frame>
      </draw:page>
      <draw:page draw:name="page2" draw:style-name="dp1" draw:master-page-name="Default">
        <draw:custom-shape draw:style-name="gr12" draw:text-style-name="P1" draw:layer="layout" svg:width="11.938cm" svg:height="4.318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938cm" svg:height="0.635cm" svg:x="2.524cm" svg:y="2.778cm">
          <text:p text:style-name="P9">From Folder With Texts Dialog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001cm" svg:height="0.762cm" svg:x="4.175cm" svg:y="4.175cm">
          <text:p text:style-name="P9">Ime foldera ili browse menu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.938cm" svg:height="5.969cm" svg:x="2.524cm" svg:y="9.5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938cm" svg:height="0.635cm" svg:x="2.524cm" svg:y="8.874cm">
          <text:p text:style-name="P9">From .dict file dialog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239cm" svg:height="3.175cm" svg:x="4.175cm" svg:y="10.271cm">
          <text:p text:style-name="P9">Ostali sačuvani rečnici,<text:line-break/>dropdown lista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001cm" svg:height="0.762cm" svg:x="4.175cm" svg:y="10.271cm">
          <text:p text:style-name="P9">Wikipedia.dic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381cm" svg:height="0.381cm" svg:x="11.612cm" svg:y="10.4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2" draw:layer="layout" svg:width="2.159cm" svg:height="0.762cm" svg:x="11.922cm" svg:y="6.715cm">
          <text:p text:style-name="P9">Ok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159cm" svg:height="0.762cm" svg:x="11.795cm" svg:y="14.208cm">
          <text:p text:style-name="P9">O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4:20:46.077365677</meta:creation-date>
    <dc:date>2020-05-12T17:41:04.488141992</dc:date>
    <meta:editing-duration>PT17M40S</meta:editing-duration>
    <meta:editing-cycles>4</meta:editing-cycles>
    <meta:generator>LibreOffice/6.0.7.3$Linux_X86_64 LibreOffice_project/00m0$Build-3</meta:generator>
    <meta:document-statistic meta:object-count="44"/>
  </office:meta>
</office:document-meta>
</file>